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uuha-arkisto</text:p>
      <text:p text:style-name="Standard"/>
      <text:p text:style-name="Standard">Itseni ja muiden ihmisten tylsistymisen estämiseksi tahdon tehdä puuha-arkiston. Puuha-arkistoon on tallennettuna erilaisia puuhia alkaen yhdellä jalalla hyppelystä kirjan kirjoittamiseen. Puuhat on lajiteltu erilaisiin luokkiin, kuten urheilu ja lautapelit. Arkistoon voi tallentaa myös menovinkkejä. Menovinkit sisältävät paikan ja mahdollisen tapahtuma-ajan. Puuha-arkistosta voi hakea tekemistä esimerkiksi keston ja luokan mukaan. Jotkin puuhat edellyttävät tiettyjä taitoja. Käyttäjä voi lisätä osaamiaan taitoja profiiliinsa. Siten käyttäjä voi hakea puuhia joihin hänen taitonsa riittävät. Jokaisella taidolla on oma kuvauksensa.</text:p>
      <text:p text:style-name="Standard"><text:tab/>Kuka tahansa voi rekisteröityä puuha-arkistoon ja lisätä sinne puuhia ja taitoja. Puuhat ja menovinkit voi merkata omiin suosikkeihin ja niille voi antaa myös sanallisen suosituksen. Muut käyttäjät näkevät puuhan kuvauksessa, kuinka moni on lisännyt sen suosikkeihinsa. On mahdollista tarkastella myös toisten antamia sanallisia suosituksia.</text:p>
      <text:p text:style-name="Standard"/>
      <text:p text:style-name="Standard">Toimintoja:</text:p>
      <text:list xml:id="list19542372211" text:style-name="L1">
        <text:list-item>
          <text:p text:style-name="P1">Kirjautuminen</text:p>
        </text:list-item>
        <text:list-item>
          <text:p text:style-name="P1">Puuhan tai menovinkin lisääminen</text:p>
        </text:list-item>
        <text:list-item>
          <text:p text:style-name="P1">Puuhan hakeminen</text:p>
        </text:list-item>
        <text:list-item>
          <text:p text:style-name="P1">Puuhan laittaminen suosikkeihin</text:p>
        </text:list-item>
        <text:list-item>
          <text:p text:style-name="P1">Vanhojen menovinkkien poisto</text:p>
        </text:list-item>
        <text:list-item>
          <text:p text:style-name="P1">Ylläpitäjä voi poistaa puuhan</text:p>
        </text:list-item>
        <text:list-item>
          <text:p text:style-name="P1">Listauksen laatiminen puuhista ja menovinkeistä</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sisto E</meta:initial-creator>
    <meta:creation-date>2014-03-11T14:15:57</meta:creation-date>
    <dc:date>2014-03-14T12:48:06</dc:date>
    <dc:creator>Karsisto E</dc:creator>
    <meta:editing-duration>PT5M46S</meta:editing-duration>
    <meta:editing-cycles>3</meta:editing-cycles>
    <meta:generator>LibreOffice/3.5$Linux_X86_64 LibreOffice_project/350m1$Build-2</meta:generator>
    <meta:document-statistic meta:table-count="0" meta:image-count="0" meta:object-count="0" meta:page-count="1" meta:paragraph-count="11" meta:word-count="149" meta:character-count="1206" meta:non-whitespace-character-count="1205"/>
  </office:meta>
</office:document-meta>
</file>